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bf44e4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Табели посещаемости</text:span></text:p>
      <text:h text:style-name="Heading_20_1" text:outline-level="1">1. О программе</text:h>
      <text:h text:style-name="Heading_20_2" text:outline-level="2">1.1. Предназначение</text:h>
      <text:p text:style-name="P2">Программное Обеспечение предназначено для мобильной регистрации и обмена табелями посещаемости.</text:p>
      <text:h text:style-name="Heading_20_2" text:outline-level="2">1.2. Область применения</text:h>
      <text:p text:style-name="P2">Программное Обеспечение может использоваться в образовательных учреждениях.</text:p>
      <text:h text:style-name="Heading_20_2" text:outline-level="2">1.3. Функциональные возможности</text:h>
      <text:p text:style-name="P2">Мобильная регистрация табелей посещаемости персон в детсадах и дополнительном образовании.</text:p>
      <text:p text:style-name="P2">Обмен табелями посещаемости в формате CSV между пользователями либо между пользователем и учётной системой через Telegram или электронную почту.</text:p>
      <text:p text:style-name="P2">Формирование сводных отчётов по группам и по типам питания для заказа питания.</text:p>
      <text:h text:style-name="Heading_20_1" text:outline-level="1">2. Жизненный цикл</text:h>
      <text:h text:style-name="Heading_20_2" text:outline-level="2">2.1. Лицензия</text:h>
      <text:p text:style-name="P2">Copyright (c) 2020 Павел Никитин</text:p>
      <text:p text:style-name="P2">Данная лицензия разрешает, безвозмездно, лицам, получившим копию данного Программного Обеспечения и сопутствующей документации (в дальнейшем именуемыми "Программное Обеспечение"), использовать Программное Обеспечение без ограничений, включая неограниченное право на использование, копирование, изменение, объединение, публикацию, распространение, сублицензирование и/или продажу копий Программного Обеспечения, также как и лицам, которым предоставляется данное Программное Обеспечение, при соблюдении следующих условий:</text:p>
      <text:p text:style-name="P2">Вышеупомянутый копирайт и данные условия должны быть включены во все копии или значимые части данного Программного Обеспечения.</text:p>
      <text:p text:style-name="P2">Данное Программное Обеспечение предоставляется «как есть», без любого вида гарантий, явно выраженных или подразумеваемых, включая, но не ограничиваясь гарантиями товарной пригодности, соответствия по его конкретному назначению и ненарушения прав. Ни в каком случае авторы или правообладатели не несут ответственности по искам о возмещении ущерба, убытков или других требований по действующим контрактам, деликтам или иному, <text:soft-page-break/>возникшим из, имеющим причиной или связанным с Программным Обеспечением или использованием Программного Обеспечения или иными действиями с Программным обеспечением.</text:p>
      <text:h text:style-name="Heading_20_2" text:outline-level="2">2.2. Установка</text:h>
      <text:h text:style-name="Heading_20_3" text:outline-level="3">2.2.1. Android</text:h>
      <text:p text:style-name="P2">Откройте на смартфоне приложение Play Маркет.</text:p>
      <text:p text:style-name="P2">В строке поиска введите Табели посещаемости.</text:p>
      <text:p text:style-name="P2">Выберите и установите приложение разработчика Павел Никитин.</text:p>
      <text:p text:style-name="P2">Страница приложения в Google Play https://play.google.com/store/apps/details?id=ru.parusinf.timesheets</text:p>
      <text:h text:style-name="Heading_20_3" text:outline-level="3">2.2.2. iOS</text:h>
      <text:p text:style-name="P2">Откройте на смартфоне приложение App Store.</text:p>
      <text:p text:style-name="P2">В строке поиска введите Табели посещаемости.</text:p>
      <text:p text:style-name="P2">Выберите и установите приложение разработчика Pavel Nikitin.</text:p>
      <text:p text:style-name="P2">Страница приложения в App Store https://apps.apple.com/ru/app/id1548110226</text:p>
      <text:h text:style-name="Heading_20_3" text:outline-level="3">2.2.3. Android без Google Play</text:h>
      <text:p text:style-name="P2">Скачайте на смартфон и запустите установочный файл (если ссылка не открывается, скопируйте и вставьте её в отдельное окно браузера) http://timesheets.parusinf.ru/android/timesheets.apk</text:p>
      <text:p text:style-name="P2">При сообщении Заблокировано Play Защитой нажмите кнопку ВСЕ РАВНО УСТАНОВИТЬ.</text:p>
      <text:p text:style-name="P2">При необходимости включите в настройках Android разрешение на установку из неизвестных источников.</text:p>
      <text:h text:style-name="Heading_20_2" text:outline-level="2">2.3. Процессы, обеспечивающие поддержание жизненного цикла Программного Обеспечения</text:h>
      <text:p text:style-name="P2">ТЕХНИЧЕСКАЯ ПОДДЕРЖКА обеспечивает процедуры по оцениванию и осуществлению: 1) обновления; 2) местоположения ошибок; 3) исправления, носимые в исходные коды («заплатки», «патчи»);</text:p>
      <text:h text:style-name="Heading_20_2" text:outline-level="2">2.4. Устранение неисправностей, выявленных в ходе эксплуатации Программного Обеспечения</text:h>
      <text:p text:style-name="P2">ТЕХНИЧЕСКАЯ ПОДДЕРЖКА обеспечивает процедуры для решения проблем функционирования Программного Обеспечения:</text:p>
      <text:p text:style-name="P2"><text:soft-page-break/>получения проблемы;</text:p>
      <text:p text:style-name="P2">документирования проблемы;</text:p>
      <text:p text:style-name="P2">оценивания проблемы;</text:p>
      <text:p text:style-name="P2">принятия решения по проблеме;</text:p>
      <text:p text:style-name="P2">отслеживания решения проблемы:</text:p>
      <text:p text:style-name="P2">по обратной связи в системе регистрации проблем https://github.com/parusinf/timesheets/issues</text:p>
      <text:p text:style-name="P2">по электронной почте pavel@parusinf.ru</text:p>
      <text:p text:style-name="P2">по телефону +7 (916) 070-44-94</text:p>
      <text:p text:style-name="P2">Обратная связь документируется и оценивается с целью определения существования проблемы в выпущенном программном обеспечении. Любая такая проблема регистрируется в Отчёте о проблемах. Отчёт о проблемах включает в себя фактические или потенциальные неблагоприятные события и отклонения от спецификации.</text:p>
      <text:h text:style-name="Heading_20_1" text:outline-level="1">3. Процессы совершенствования</text:h>
      <text:p text:style-name="P2">ИЗГОТОВИТЕЛЬ осуществляет анализ модификации Программного Обеспечения: 1) документирует и оценивает обратную связь; 2) осуществляет мониторинг обратной связи выпущенного Программного Обеспечения от пользователей; 3) оценивает и одобряет Запросы на изменения, которые модифицируют выпущенное Программное Обеспечение; 4) использует программный процесс разработки или установленный процесс ТЕХНИЧЕСКОЙ ПОДДЕРЖКИ для осуществления модификации Программного Обеспечения.</text:p>
      <text:h text:style-name="Heading_20_1" text:outline-level="1">4. Информация о персонале</text:h>
      <text:p text:style-name="P2">Информация о персонале, необходимом для обеспечения поддержания жизненного цикла Программного Обеспечения:</text:p>
      <text:p text:style-name="P2">Создание</text:p>
      <text:p text:style-name="P2">Техническая поддержка</text:p>
      <text:p text:style-name="P2">Совершенствование</text:p>
      <text:p text:style-name="P2">выполнялись и осуществляются в настоящий момент силами ИЗГОТОВИТЕЛЯ - индивидуального предпринимателя Никитина Павла Александровича, который обладает необходимым набором знаний для работы со всеми компонентами, входящими в состав Программного Обеспечения, при решении прикладных задач, соответствующих функционалу Программного Обеспечения.</text:p>
      <text:h text:style-name="Heading_20_1" text:outline-level="1"><text:soft-page-break/>5. Ссылки</text:h>
      <text:h text:style-name="Heading_20_2" text:outline-level="2">5.1. Реестры</text:h>
      <text:p text:style-name="P2">Единый реестр российских программ для ЭВМ и БД https://reestr.digital.gov.ru/reestr/339496/</text:p>
      <text:p text:style-name="P2">Роспатент https://www1.fips.ru/ofpstorage/Doc/PrEVM/RUNWPR/000/002/021/613/419/2021613419-00001/DOCUMENT.PDF</text:p>
      <text:h text:style-name="Heading_20_2" text:outline-level="2">5.2. Нормативные документы</text:h>
      <text:p text:style-name="P2">При внедрении задач по автоматизации и создании проектно-эксплуатационной документации ИЗГОТОВИТЕЛЬ руководствуется требованиями следующих нормативных документов:</text:p>
      <text:p text:style-name="P2">ГОСТ 34.602-89. Техническое задание. Требования к содержанию и оформлению.</text:p>
      <text:p text:style-name="P2">ГОСТ 34.201-89. Информационная технология. Комплекс стандартов на автоматизированные системы. Виды, комплексность и обозначение документов при создании автоматизированных систем.</text:p>
      <text:p text:style-name="P2">РД 50-34.698-90. Информационная технология. Комплекс стандартов и руководящих документов на автоматизированные системы. Требования к содержанию документов.</text:p>
      <text:p text:style-name="P2">ГОСТ 34.603-92. Информационная технология. Виды испытаний автоматизированных систе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9T05:01:31.046579633</meta:creation-date>
    <dc:date>2022-02-05T16:59:54.101404145</dc:date>
    <meta:editing-duration>P8DT13H54M26S</meta:editing-duration>
    <meta:editing-cycles>64</meta:editing-cycles>
    <meta:generator>LibreOffice/7.0.4.2$Linux_X86_64 LibreOffice_project/00$Build-2</meta:generator>
    <meta:document-statistic meta:table-count="0" meta:image-count="0" meta:object-count="0" meta:page-count="4" meta:paragraph-count="63" meta:word-count="634" meta:character-count="5734" meta:non-whitespace-character-count="5163"/>
  </office:meta>
</office:document-meta>
</file>